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5.3333in"/>
    </style:style>
    <style:style style:name="Table1.C" style:family="table-column">
      <style:table-column-properties style:column-width="3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625in"/>
    </style:style>
    <style:style style:name="Table2" style:family="table">
      <style:table-properties style:width="10.1139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1875in"/>
    </style:style>
    <style:style style:name="Table2.C" style:family="table-column">
      <style:table-column-properties style:column-width="3.67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39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.1875in"/>
    </style:style>
    <style:style style:name="Table3.C" style:family="table-column">
      <style:table-column-properties style:column-width="3.676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30pt" fo:font-weight="bold" officeooo:rsid="0015de08" officeooo:paragraph-rsid="0015de08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style:font-name="DejaVu Sans" fo:font-size="30pt" fo:font-weight="bold" officeooo:rsid="0015de08" officeooo:paragraph-rsid="0015de08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15de08" style:font-size-asian="10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DejaVu Sans" fo:font-size="12pt" fo:font-style="normal" fo:font-weight="normal" officeooo:rsid="0015de08" officeooo:paragraph-rsid="001a395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DejaVu Sans" fo:font-size="12pt" fo:font-style="normal" fo:font-weight="normal" officeooo:rsid="0015de08" officeooo:paragraph-rsid="001aa1b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DejaVu Sans" fo:font-size="12pt" fo:font-style="normal" fo:font-weight="normal" officeooo:rsid="0015de08" officeooo:paragraph-rsid="001d483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DejaVu Sans" fo:font-size="12pt" fo:font-style="normal" fo:font-weight="normal" officeooo:rsid="001b0eb5" officeooo:paragraph-rsid="001d483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DejaVu Sans" fo:font-size="12pt" officeooo:paragraph-rsid="001a395d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DejaVu Sans" fo:font-size="12pt" officeooo:paragraph-rsid="001aa1b2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style:font-name="DejaVu Sans" fo:font-size="12pt" officeooo:paragraph-rsid="001d483b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DejaVu Sans" fo:font-size="12pt" officeooo:rsid="001aa1b2" officeooo:paragraph-rsid="001aa1b2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DejaVu Sans" fo:font-size="12pt" officeooo:rsid="001b0eb5" officeooo:paragraph-rsid="001b0eb5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DejaVu Sans" fo:font-size="12pt" officeooo:rsid="001b0eb5" officeooo:paragraph-rsid="0022b555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DejaVu Sans" fo:font-size="12pt" officeooo:rsid="001d483b" officeooo:paragraph-rsid="001d483b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style:font-name="DejaVu Sans" fo:font-size="10pt" officeooo:paragraph-rsid="001cb1a4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text-align="start" style:justify-single-word="false"/>
      <style:text-properties style:font-name="DejaVu Sans" fo:font-size="10pt" officeooo:rsid="001b0eb5" officeooo:paragraph-rsid="001b0eb5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text-align="start" style:justify-single-word="false"/>
      <style:text-properties style:font-name="DejaVu Sans" fo:font-size="10pt" fo:font-style="normal" fo:font-weight="normal" officeooo:rsid="0015de08" officeooo:paragraph-rsid="001a395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DejaVu Sans" fo:font-size="10pt" fo:font-style="normal" fo:font-weight="normal" officeooo:rsid="0015de08" officeooo:paragraph-rsid="0018765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DejaVu Sans" fo:font-size="10pt" fo:font-style="normal" fo:font-weight="normal" officeooo:rsid="001d483b" officeooo:paragraph-rsid="001d483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DejaVu Sans" fo:font-size="11pt" officeooo:rsid="001aa1b2" officeooo:paragraph-rsid="001d483b" style:font-size-asian="11pt" style:font-size-complex="11pt"/>
    </style:style>
    <style:style style:name="P21" style:family="paragraph" style:parent-style-name="Preformatted_20_Text">
      <style:paragraph-properties fo:text-align="start" style:justify-single-word="false"/>
      <style:text-properties officeooo:paragraph-rsid="00167cd2"/>
    </style:style>
    <style:style style:name="P22" style:family="paragraph" style:parent-style-name="Preformatted_20_Text">
      <style:paragraph-properties fo:text-align="start" style:justify-single-word="false"/>
      <style:text-properties fo:color="#800000" style:font-name="DejaVu Sans" fo:font-size="30pt" fo:font-weight="bold" officeooo:rsid="0015de08" officeooo:paragraph-rsid="0015de08" style:font-size-asian="26.25pt" style:font-weight-asian="bold" style:font-size-complex="30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color="#800000" style:font-name="DejaVu Sans" fo:font-size="30pt" fo:font-weight="bold" officeooo:rsid="0015de08" officeooo:paragraph-rsid="001aa1b2" style:font-size-asian="26.25pt" style:font-weight-asian="bold" style:font-size-complex="30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800000" style:font-name="DejaVu Sans" fo:font-size="30pt" fo:font-weight="bold" officeooo:rsid="0015de08" officeooo:paragraph-rsid="001d483b" style:font-size-asian="26.25pt" style:font-weight-asian="bold" style:font-size-complex="30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800000" style:font-name="DejaVu Sans" fo:font-size="10pt" fo:font-style="normal" fo:font-weight="normal" officeooo:rsid="0015de08" officeooo:paragraph-rsid="001d483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800000" fo:font-size="30pt" fo:font-weight="bold" officeooo:rsid="0015de08" officeooo:paragraph-rsid="00167cd2" style:font-size-asian="26.25pt" style:font-weight-asian="bold" style:font-size-complex="30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font-size="10pt" officeooo:paragraph-rsid="0015de08" style:font-size-asian="10pt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fo:font-size="10pt" officeooo:rsid="0015de08" officeooo:paragraph-rsid="001aa1b2" style:font-size-asian="10pt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font-size="10pt" officeooo:rsid="0015de08" officeooo:paragraph-rsid="001d483b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12pt" officeooo:rsid="001a395d" officeooo:paragraph-rsid="001a395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12pt" officeooo:rsid="001a395d" officeooo:paragraph-rsid="001aa1b2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Sans" fo:font-size="12pt" officeooo:rsid="001a395d" officeooo:paragraph-rsid="001d483b" style:font-size-asian="12pt" style:font-size-complex="12pt"/>
    </style:style>
    <style:style style:name="P33" style:family="paragraph" style:parent-style-name="Preformatted_20_Text">
      <style:paragraph-properties fo:text-align="start" style:justify-single-word="false"/>
      <style:text-properties style:font-name="DejaVu Sans" fo:font-size="10pt" fo:font-style="normal" fo:font-weight="normal" officeooo:rsid="0022b555" officeooo:paragraph-rsid="0022b55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 fo:font-size="10pt" fo:font-style="normal" fo:font-weight="normal" officeooo:rsid="0015de08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5de08" style:font-size-asian="10pt" style:font-size-complex="10pt"/>
    </style:style>
    <style:style style:name="T4" style:family="text">
      <style:text-properties fo:font-size="10pt" officeooo:rsid="00167cd2" style:font-size-asian="10pt" style:font-size-complex="10pt"/>
    </style:style>
    <style:style style:name="T5" style:family="text">
      <style:text-properties fo:font-size="10pt" officeooo:rsid="001aa1b2" style:font-size-asian="10pt" style:font-size-complex="10pt"/>
    </style:style>
    <style:style style:name="T6" style:family="text">
      <style:text-properties fo:font-size="10pt" officeooo:rsid="001d483b" style:font-size-asian="10pt" style:font-size-complex="10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normal" officeooo:rsid="00167cd2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fo:font-weight="normal" officeooo:rsid="0019f0eb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fo:font-weight="normal" officeooo:rsid="001aa1b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fo:font-weight="normal" officeooo:rsid="0022b555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style:text-underline-style="none" fo:font-weight="normal" officeooo:rsid="0015de0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style:text-underline-style="none" fo:font-weight="normal" officeooo:rsid="0022d20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style:text-underline-style="none" fo:font-weight="normal" officeooo:rsid="0015de08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5" style:family="text">
      <style:text-properties fo:font-size="10pt" style:text-underline-style="none" style:font-size-asian="10pt" style:font-size-complex="10pt"/>
    </style:style>
    <style:style style:name="T16" style:family="text">
      <style:text-properties fo:color="#800000" fo:font-size="30pt" fo:font-weight="bold" style:font-size-asian="26.25pt" style:font-weight-asian="bold" style:font-size-complex="30pt" style:font-weight-complex="bold"/>
    </style:style>
    <style:style style:name="T17" style:family="text">
      <style:text-properties fo:color="#800000" fo:font-size="10pt" officeooo:rsid="00167cd2" fo:background-color="#ffff00" loext:char-shading-value="0" style:font-size-asian="10pt" style:font-size-complex="10pt"/>
    </style:style>
    <style:style style:name="T18" style:family="text">
      <style:text-properties fo:color="#800000" fo:font-size="10pt" officeooo:rsid="001d483b" fo:background-color="#ffff00" loext:char-shading-value="0" style:font-size-asian="10pt" style:font-size-complex="10pt"/>
    </style:style>
    <style:style style:name="T19" style:family="text">
      <style:text-properties fo:color="#800000" fo:font-size="10pt" fo:font-style="normal" fo:font-weight="normal" officeooo:rsid="00167cd2" fo:background-color="#ffff00" loext:char-shading-value="0" style:font-name-asian="DejaVu Sans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0" style:family="text">
      <style:text-properties fo:color="#800000" fo:font-size="10pt" fo:font-style="normal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800000" fo:font-size="10pt" fo:font-style="normal" fo:font-weight="normal" officeooo:rsid="00167cd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800000" fo:font-style="normal" fo:font-weight="normal" officeooo:rsid="001d483b" fo:background-color="#ffff00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ffffff" fo:font-size="10pt" fo:font-style="normal" fo:font-weight="normal" officeooo:rsid="0019f0eb" fo:background-color="#bd3fbe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ffffff" fo:font-size="10pt" fo:font-style="normal" fo:font-weight="normal" officeooo:rsid="001aa1b2" fo:background-color="#bd3fbe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ffffff" fo:font-style="normal" fo:font-weight="normal" officeooo:rsid="001aa1b2" fo:background-color="#bd3fbe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ffffff" fo:font-style="normal" fo:font-weight="normal" officeooo:rsid="0019f0eb" fo:background-color="#bd3fbe" loext:char-shading-value="0" style:font-style-asian="normal" style:font-weight-asian="normal" style:font-style-complex="normal" style:font-weight-complex="normal"/>
    </style:style>
    <style:style style:name="T27" style:family="text">
      <style:text-properties officeooo:rsid="001aa1b2"/>
    </style:style>
    <style:style style:name="T28" style:family="text">
      <style:text-properties fo:color="#ff0000" fo:font-size="10pt" officeooo:rsid="001aa1b2" fo:background-color="transparent" loext:char-shading-value="0" style:font-size-asian="10pt" style:font-size-complex="10pt"/>
    </style:style>
    <style:style style:name="T29" style:family="text">
      <style:text-properties officeooo:rsid="001cb1a4"/>
    </style:style>
    <style:style style:name="T30" style:family="text">
      <style:text-properties officeooo:rsid="001d48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programming interfaces </text:p>
      <text:p text:style-name="P1"/>
      <text:p text:style-name="P2">USER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>Http type</text:p>
          </table:table-cell>
          <table:table-cell table:style-name="Table1.A1" office:value-type="string">
            <text:p text:style-name="P30">Route urls </text:p>
          </table:table-cell>
          <table:table-cell table:style-name="Table1.C1" office:value-type="string">
            <text:p text:style-name="P30">Details</text:p>
          </table:table-cell>
        </table:table-row>
        <table:table-row>
          <table:table-cell table:style-name="Table1.A2" office:value-type="string">
            <text:p text:style-name="P4"><text:span text:style-name="T4">[</text:span><text:span text:style-name="T17">POST</text:span><text:span text:style-name="T4">] </text:span></text:p>
          </table:table-cell>
          <table:table-cell table:style-name="Table1.A2" office:value-type="string">
            <text:p text:style-name="P4"><text:a xlink:type="simple" xlink:href="http://34.215.133.182/api/users/create" text:style-name="Internet_20_link" text:visited-style-name="Visited_20_Internet_20_Link"><text:span text:style-name="T15">http://34.215.133.182/api/users/create</text:span></text:a></text:p>
          </table:table-cell>
          <table:table-cell table:style-name="Table1.C2" office:value-type="string">
            <text:p text:style-name="P17">create new user</text:p>
          </table:table-cell>
        </table:table-row>
        <table:table-row>
          <table:table-cell table:style-name="Table1.A2" office:value-type="string">
            <text:p text:style-name="P8"><text:span text:style-name="T8">[</text:span><text:span text:style-name="T19">POST</text:span><text:span text:style-name="T8">] </text:span></text:p>
          </table:table-cell>
          <table:table-cell table:style-name="Table1.A2" office:value-type="string">
            <text:p text:style-name="P8"><text:a xlink:type="simple" xlink:href="http://34.215.133.182/api/users/login" text:style-name="Internet_20_link" text:visited-style-name="Visited_20_Internet_20_Link"><text:span text:style-name="T12">http://34.215.133.182/api/</text:span></text:a><text:a xlink:type="simple" xlink:href="http://34.215.133.182/api/users/login" text:style-name="Internet_20_link" text:visited-style-name="Visited_20_Internet_20_Link"><text:span text:style-name="T15">users/login</text:span></text:a></text:p>
          </table:table-cell>
          <table:table-cell table:style-name="Table1.C2" office:value-type="string">
            <text:p text:style-name="P8"><text:span text:style-name="T5">L</text:span><text:span text:style-name="T3">ogin the existing user</text:span></text:p>
          </table:table-cell>
        </table:table-row>
        <table:table-row>
          <table:table-cell table:style-name="Table1.A2" office:value-type="string">
            <text:p text:style-name="P8"><text:span text:style-name="T8">[</text:span><text:span text:style-name="T21">PATCH</text:span><text:span text:style-name="T8">] </text:span></text:p>
          </table:table-cell>
          <table:table-cell table:style-name="Table1.A2" office:value-type="string">
            <text:p text:style-name="P8"><text:a xlink:type="simple" xlink:href="http://34.215.133.182/api/users/:uid/edit" text:style-name="Internet_20_link" text:visited-style-name="Visited_20_Internet_20_Link"><text:span text:style-name="T12">http://34.215.133.182/api/</text:span></text:a><text:a xlink:type="simple" xlink:href="http://34.215.133.182/api/users/:uid/edit" text:style-name="Internet_20_link" text:visited-style-name="Visited_20_Internet_20_Link"><text:span text:style-name="T15">users/:uid/edit</text:span></text:a></text:p>
          </table:table-cell>
          <table:table-cell table:style-name="Table1.C2" office:value-type="string">
            <text:p text:style-name="P8"><text:span text:style-name="T5">E</text:span><text:span text:style-name="T3">diting the existing user</text:span></text:p>
          </table:table-cell>
        </table:table-row>
        <table:table-row table:style-name="Table1.5">
          <table:table-cell table:style-name="Table1.A2" office:value-type="string">
            <text:p text:style-name="P8"><text:span text:style-name="T8">[</text:span><text:span text:style-name="T21">DELETE</text:span><text:span text:style-name="T8">] </text:span></text:p>
          </table:table-cell>
          <table:table-cell table:style-name="Table1.A2" office:value-type="string">
            <text:p text:style-name="P8"><text:a xlink:type="simple" xlink:href="http://34.215.133.182/api/users/:uid/delete" text:style-name="Internet_20_link" text:visited-style-name="Visited_20_Internet_20_Link"><text:span text:style-name="T12">http://34.215.133.182/api/</text:span></text:a><text:a xlink:type="simple" xlink:href="http://34.215.133.182/api/users/:uid/delete" text:style-name="Internet_20_link" text:visited-style-name="Visited_20_Internet_20_Link"><text:span text:style-name="T15">users/:uid/delete</text:span></text:a></text:p>
          </table:table-cell>
          <table:table-cell table:style-name="Table1.C2" office:value-type="string">
            <text:p text:style-name="P8"><text:span text:style-name="T5">D</text:span><text:span text:style-name="T2">eprecated !! </text:span><text:span text:style-name="T5">in v </text:span><text:span text:style-name="T28">1.1.0</text:span></text:p>
          </table:table-cell>
        </table:table-row>
      </table:table>
      <text:p text:style-name="P3"><text:s/></text:p>
      <text:p text:style-name="P27"/>
      <text:p text:style-name="P22">Questionnair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Http <text:span text:style-name="T29">request</text:span></text:p>
          </table:table-cell>
          <table:table-cell table:style-name="Table2.A1" office:value-type="string">
            <text:p text:style-name="P31">Route<text:span text:style-name="T27">s </text:span><text:s/></text:p>
          </table:table-cell>
          <table:table-cell table:style-name="Table2.C1" office:value-type="string">
            <text:p text:style-name="P31">Details</text:p>
          </table:table-cell>
        </table:table-row>
        <table:table-row>
          <table:table-cell table:style-name="Table2.A2" office:value-type="string">
            <text:p text:style-name="P5"><text:span text:style-name="T4">[</text:span><text:span text:style-name="T17">POST</text:span><text:span text:style-name="T4">] </text:span></text:p>
          </table:table-cell>
          <table:table-cell table:style-name="Table2.A2" office:value-type="string">
            <text:p text:style-name="P5"><text:a xlink:type="simple" xlink:href="http://34.215.133.182/api/init" text:style-name="Internet_20_link" text:visited-style-name="Visited_20_Internet_20_Link">h</text:a><text:a xlink:type="simple" xlink:href="http://34.215.133.182/api/init" text:style-name="Internet_20_link" text:visited-style-name="Visited_20_Internet_20_Link">ttp://34.215.133.182/api/init</text:a></text:p>
          </table:table-cell>
          <table:table-cell table:style-name="Table2.C2" office:value-type="string">
            <text:p text:style-name="P33">Questionnaire initialization </text:p>
          </table:table-cell>
        </table:table-row>
        <table:table-row>
          <table:table-cell table:style-name="Table2.A2" office:value-type="string">
            <text:p text:style-name="P5"><text:span text:style-name="T4">[</text:span><text:span text:style-name="T17">POST</text:span><text:span text:style-name="T4">] <text:s/></text:span></text:p>
          </table:table-cell>
          <table:table-cell table:style-name="Table2.A2" office:value-type="string">
            <text:p text:style-name="P9"><text:a xlink:type="simple" xlink:href="http://34.215.133.182/api/api/create" text:style-name="Internet_20_link" text:visited-style-name="Visited_20_Internet_20_Link"><text:span text:style-name="T12">http://34.215.133.182/api/create</text:span></text:a></text:p>
          </table:table-cell>
          <table:table-cell table:style-name="Table2.C2" office:value-type="string">
            <text:p text:style-name="P13"><text:span text:style-name="T3">F</text:span><text:span text:style-name="T2">or </text:span><text:span text:style-name="T11">Questionnaire</text:span><text:span text:style-name="T2"> creation</text:span></text:p>
          </table:table-cell>
        </table:table-row>
        <table:table-row>
          <table:table-cell table:style-name="Table2.A2" office:value-type="string">
            <text:p text:style-name="P11">[<text:span text:style-name="T21">PATCH</text:span>]</text:p>
          </table:table-cell>
          <table:table-cell table:style-name="Table2.A2" office:value-type="string">
            <text:p text:style-name="P9"><text:a xlink:type="simple" xlink:href="http://34.215.133.182/api/:app_id/settings/create" text:style-name="Internet_20_link" text:visited-style-name="Visited_20_Internet_20_Link"><text:span text:style-name="T12">http://34.215.133.182/api/:app_id/settings/create</text:span></text:a></text:p>
          </table:table-cell>
          <table:table-cell table:style-name="Table2.C2" office:value-type="string">
            <text:p text:style-name="P12"><text:span text:style-name="T3">F</text:span><text:span text:style-name="T2">or create or update settings of application</text:span></text:p>
          </table:table-cell>
        </table:table-row>
        <table:table-row>
          <table:table-cell table:style-name="Table2.A2" office:value-type="string">
            <text:p text:style-name="P11">[<text:span text:style-name="T21">PATCH</text:span>]</text:p>
          </table:table-cell>
          <table:table-cell table:style-name="Table2.A2" office:value-type="string">
            <text:p text:style-name="P9"><text:a xlink:type="simple" xlink:href="http://34.215.133.182/api/:app_id/settings/style/:process" text:style-name="Internet_20_link" text:visited-style-name="Visited_20_Internet_20_Link">http://34.215.133.182/api/:app_id/settings/style/:process</text:a><text:span text:style-name="T12"> </text:span><text:span text:style-name="T13">{ HERE }</text:span></text:p>
          </table:table-cell>
          <table:table-cell table:style-name="Table2.C2" office:value-type="string">
            <text:p text:style-name="P9"><text:span text:style-name="T9">create new </text:span><text:span text:style-name="T10">style-sheet</text:span><text:span text:style-name="T9"> file <text:s/>and append the css codes inside it</text:span></text:p>
            <text:p text:style-name="P9"><text:span text:style-name="T24">( </text:span><text:span text:style-name="T23">create – edit - delete </text:span><text:span text:style-name="T24">)</text:span></text:p>
          </table:table-cell>
        </table:table-row>
        <table:table-row>
          <table:table-cell table:style-name="Table2.A2" office:value-type="string">
            <text:p text:style-name="P11">[<text:span text:style-name="T21">PATCH</text:span>]</text:p>
          </table:table-cell>
          <table:table-cell table:style-name="Table2.A2" office:value-type="string">
            <text:p text:style-name="P9"><text:a xlink:type="simple" xlink:href="http://34.215.133.182/api/:app_id/question/:process" text:style-name="Internet_20_link" text:visited-style-name="Visited_20_Internet_20_Link"><text:span text:style-name="T14">http://34.215.133.182/api/:app_id/question/:process</text:span></text:a></text:p>
          </table:table-cell>
          <table:table-cell table:style-name="Table2.C2" office:value-type="string">
            <text:p text:style-name="P15"><text:s/><text:span text:style-name="T27">For question creation <text:s/></text:span><text:span text:style-name="T25">( </text:span><text:span text:style-name="T26">create – edit - delete </text:span><text:span text:style-name="T25">)</text:span></text:p>
          </table:table-cell>
        </table:table-row>
        <table:table-row>
          <table:table-cell table:style-name="Table2.A2" office:value-type="string">
            <text:p text:style-name="P11">[<text:span text:style-name="T21">PATCH</text:span>]</text:p>
          </table:table-cell>
          <table:table-cell table:style-name="Table2.A2" office:value-type="string">
            <text:p text:style-name="P9"><text:a xlink:type="simple" xlink:href="http://34.215.133.182/api/:app_id/question/:question_id/answer/:process" text:style-name="Internet_20_link" text:visited-style-name="Visited_20_Internet_20_Link"><text:span text:style-name="T12">http://34.215.133.182/api/:app_id/question/:question_id/answer/:process</text:span></text:a></text:p>
          </table:table-cell>
          <table:table-cell table:style-name="Table2.C2" office:value-type="string">
            <text:p text:style-name="P15"><text:span text:style-name="T27">For Answer creation </text:span><text:span text:style-name="T25">( </text:span><text:span text:style-name="T26">create – edit - delete </text:span><text:span text:style-name="T25">)</text:span></text:p>
          </table:table-cell>
        </table:table-row>
        <text:soft-page-break/>
        <table:table-row>
          <table:table-cell table:style-name="Table2.A2" office:value-type="string">
            <text:p text:style-name="P11">[<text:span text:style-name="T20">GET</text:span>]</text:p>
          </table:table-cell>
          <table:table-cell table:style-name="Table2.A2" office:value-type="string">
            <text:p text:style-name="P9"><text:a xlink:type="simple" xlink:href="http://34.215.133.182/api/:app_id/application/:objects" text:style-name="Internet_20_link" text:visited-style-name="Visited_20_Internet_20_Link">http://34.215.133.182/api/:app_id/application/:objects</text:a><text:span text:style-name="T12"> </text:span></text:p>
          </table:table-cell>
          <table:table-cell table:style-name="Table2.C2" office:value-type="string">
            <text:p text:style-name="P16">For retrieve <text:s/>application information </text:p>
          </table:table-cell>
        </table:table-row>
      </table:table>
      <text:p text:style-name="P28"><text:s/></text:p>
      <text:p text:style-name="P18"><text:s/></text:p>
      <text:p text:style-name="P21"><text:span text:style-name="T1"><text:s/></text:span><text:span text:style-name="T16">Reports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Http <text:span text:style-name="T29">request</text:span></text:p>
          </table:table-cell>
          <table:table-cell table:style-name="Table3.A1" office:value-type="string">
            <text:p text:style-name="P32">Route<text:span text:style-name="T27">s </text:span><text:s/></text:p>
          </table:table-cell>
          <table:table-cell table:style-name="Table3.C1" office:value-type="string">
            <text:p text:style-name="P32">Details</text:p>
          </table:table-cell>
        </table:table-row>
        <table:table-row>
          <table:table-cell table:style-name="Table3.A2" office:value-type="string">
            <text:p text:style-name="P6"><text:span text:style-name="T4">[</text:span><text:span text:style-name="T17">POST</text:span><text:span text:style-name="T4">] </text:span></text:p>
          </table:table-cell>
          <table:table-cell table:style-name="Table3.A2" office:value-type="string">
            <text:p text:style-name="P6"><text:a xlink:type="simple" xlink:href="http://34.215.133.182/api/:app_id/report/add" text:style-name="Internet_20_link" text:visited-style-name="Visited_20_Internet_20_Link"><text:span text:style-name="T15">http://34.215.133.182/api/:app_id/report/add</text:span></text:a></text:p>
          </table:table-cell>
          <table:table-cell table:style-name="Table3.C2" office:value-type="string">
            <text:p text:style-name="P7"><text:span text:style-name="T3">F</text:span><text:span text:style-name="T2">or </text:span><text:span text:style-name="T6">report</text:span><text:span text:style-name="T2"> creation</text:span></text:p>
          </table:table-cell>
        </table:table-row>
        <table:table-row>
          <table:table-cell table:style-name="Table3.A2" office:value-type="string">
            <text:p text:style-name="P6"><text:span text:style-name="T4">[</text:span><text:span text:style-name="T18">PATCH</text:span><text:span text:style-name="T4">] <text:s/></text:span></text:p>
          </table:table-cell>
          <table:table-cell table:style-name="Table3.A2" office:value-type="string">
            <text:p text:style-name="P10"><text:a xlink:type="simple" xlink:href="http://34.215.133.182/api/:app_id/report/clear" text:style-name="Internet_20_link" text:visited-style-name="Visited_20_Internet_20_Link"><text:span text:style-name="T12">http://34.215.133.182/api/:app_id/report/clear</text:span></text:a></text:p>
          </table:table-cell>
          <table:table-cell table:style-name="Table3.C2" office:value-type="string">
            <text:p text:style-name="P7"><text:span text:style-name="T3">F</text:span><text:span text:style-name="T2">or </text:span><text:span text:style-name="T6">attendee</text:span><text:span text:style-name="T2"> </text:span><text:span text:style-name="T6">report</text:span><text:span text:style-name="T2"> </text:span><text:span text:style-name="T6">clear ( retake option )</text:span></text:p>
          </table:table-cell>
        </table:table-row>
        <table:table-row>
          <table:table-cell table:style-name="Table3.A2" office:value-type="string">
            <text:p text:style-name="P20">[<text:span text:style-name="T22">POST</text:span>] <text:span text:style-name="T30">=&gt; for now only</text:span></text:p>
          </table:table-cell>
          <table:table-cell table:style-name="Table3.A2" office:value-type="string">
            <text:p text:style-name="P10"><text:a xlink:type="simple" xlink:href="http://34.215.133.182/api/:creator_id/:report_type/report" text:style-name="Internet_20_link" text:visited-style-name="Visited_20_Internet_20_Link"><text:span text:style-name="T12">http://34.215.133.182/api/:creator_id/:report_type/report</text:span></text:a></text:p>
          </table:table-cell>
          <table:table-cell table:style-name="Table3.C2" office:value-type="string">
            <text:p text:style-name="P14"><text:span text:style-name="T2">For </text:span><text:span text:style-name="T7">retrieve the three types of report</text:span></text:p>
            <text:p text:style-name="P19">{ details – brief – statistics } </text:p>
          </table:table-cell>
        </table:table-row>
      </table:table>
      <text:p text:style-name="P29"><text:s/></text:p>
      <text:p text:style-name="P25"><text:s/></text:p>
      <text:p text:style-name="P2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9:49:36.355743615</meta:creation-date>
    <dc:date>2018-01-04T00:50:50.289039037</dc:date>
    <meta:editing-duration>PT3H1M</meta:editing-duration>
    <meta:editing-cycles>13</meta:editing-cycles>
    <meta:generator>LibreOffice/5.3.1.2$Linux_X86_64 LibreOffice_project/30m0$Build-2</meta:generator>
    <meta:document-statistic meta:table-count="3" meta:image-count="0" meta:object-count="0" meta:page-count="2" meta:paragraph-count="63" meta:word-count="144" meta:character-count="1468" meta:non-whitespace-character-count="1345"/>
  </office:meta>
</office:document-meta>
</file>